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5-07-0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5-05-0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5-02-2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4-10-2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4-06-24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4-04-1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4-02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3-06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3-04-18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3-01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10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6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4-0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2-0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9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9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7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1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828" calcext:value-type="float">
            <text:p>2.56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59896" calcext:value-type="float">
            <text:p>2.40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620825806452" calcext:value-type="float">
            <text:p>2.256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99664516129" calcext:value-type="float">
            <text:p>2.209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86993548387" calcext:value-type="float">
            <text:p>1.859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22503225806" calcext:value-type="float">
            <text:p>1.4932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61625806452" calcext:value-type="float">
            <text:p>1.329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185470967742" calcext:value-type="float">
            <text:p>1.2218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31668965517" calcext:value-type="float">
            <text:p>1.2463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395875" calcext:value-type="float">
            <text:p>1.1939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6759741935484" calcext:value-type="float">
            <text:p>0.9167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752" calcext:value-type="float">
            <text:p>1.9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46125" calcext:value-type="float">
            <text:p>2.166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1504" calcext:value-type="float">
            <text:p>2.2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67535483871" calcext:value-type="float">
            <text:p>2.404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25187096774" calcext:value-type="float">
            <text:p>2.4822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568774193548" calcext:value-type="float">
            <text:p>2.245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44129032258" calcext:value-type="float">
            <text:p>1.9084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73935483871" calcext:value-type="float">
            <text:p>1.7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96025806452" calcext:value-type="float">
            <text:p>1.7959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450482758621" calcext:value-type="float">
            <text:p>1.88450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18038709677" calcext:value-type="float">
            <text:p>1.9471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63948387097" calcext:value-type="float">
            <text:p>2.0316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76541935484" calcext:value-type="float">
            <text:p>2.129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533075" calcext:value-type="float">
            <text:p>2.265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1656" calcext:value-type="float">
            <text:p>2.1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88877419355" calcext:value-type="float">
            <text:p>2.022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00748387097" calcext:value-type="float">
            <text:p>2.3090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694" calcext:value-type="float">
            <text:p>2.1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04129032258" calcext:value-type="float">
            <text:p>1.756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10348387097" calcext:value-type="float">
            <text:p>1.553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234012903226" calcext:value-type="float">
            <text:p>1.492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87485714286" calcext:value-type="float">
            <text:p>1.5568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34688" calcext:value-type="float">
            <text:p>1.69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868" calcext:value-type="float">
            <text:p>1.6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3668" calcext:value-type="float">
            <text:p>1.1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853110070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62" meta:object-count="0"/>
    <meta:user-defined meta:name="AppVersion">3.0</meta:user-defined>
  </office:meta>
</office:document-meta>
</file>